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break-before="page"/>
      <style:text-properties officeooo:paragraph-rsid="0012884d"/>
    </style:style>
    <style:style style:name="P2" style:family="paragraph" style:parent-style-name="Title">
      <style:text-properties officeooo:paragraph-rsid="0012884d"/>
    </style:style>
    <style:style style:name="P3" style:family="paragraph" style:parent-style-name="Text_20_body">
      <style:text-properties officeooo:paragraph-rsid="0014e022"/>
    </style:style>
    <style:style style:name="P4" style:family="paragraph" style:parent-style-name="Text_20_body">
      <style:paragraph-properties fo:text-align="justify" style:justify-single-word="false"/>
      <style:text-properties style:font-name="Arial"/>
    </style:style>
    <style:style style:name="P5" style:family="paragraph" style:parent-style-name="Title">
      <style:text-properties fo:font-size="16pt" fo:font-style="italic" style:font-size-asian="16pt" style:font-style-asian="italic" style:font-size-complex="16pt" style:font-style-complex="italic"/>
    </style:style>
    <style:style style:name="P6" style:family="paragraph" style:parent-style-name="Title">
      <style:paragraph-properties fo:text-align="end" style:justify-single-word="false"/>
    </style:style>
    <style:style style:name="P7" style:family="paragraph" style:parent-style-name="Title">
      <style:paragraph-properties fo:text-align="end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officeooo:paragraph-rsid="001cbb23"/>
    </style:style>
    <style:style style:name="P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 style:list-style-name=""/>
    <style:style style:name="P13" style:family="paragraph" style:parent-style-name="Heading_20_1" style:list-style-name="">
      <style:text-properties officeooo:paragraph-rsid="0013b973"/>
    </style:style>
    <style:style style:name="P14" style:family="paragraph" style:parent-style-name="Heading_20_2" style:list-style-name=""/>
    <style:style style:name="P15" style:family="paragraph" style:parent-style-name="Heading_20_3" style:list-style-name=""/>
    <style:style style:name="P16" style:family="paragraph" style:parent-style-name="Heading_20_3">
      <style:text-properties officeooo:paragraph-rsid="0020cf60"/>
    </style:style>
    <style:style style:name="P17" style:family="paragraph" style:parent-style-name="Text_20_body">
      <style:text-properties officeooo:rsid="001cbb23" officeooo:paragraph-rsid="001cbb23"/>
    </style:style>
    <style:style style:name="P18" style:family="paragraph" style:parent-style-name="Text_20_body">
      <style:text-properties officeooo:paragraph-rsid="001cbb23"/>
    </style:style>
    <style:style style:name="P19" style:family="paragraph" style:parent-style-name="Text_20_body">
      <style:text-properties officeooo:paragraph-rsid="0020cf60"/>
    </style:style>
    <style:style style:name="P20" style:family="paragraph" style:parent-style-name="Text_20_body" style:list-style-name=""/>
    <style:style style:name="P21" style:family="paragraph" style:parent-style-name="Text_20_body">
      <style:text-properties officeooo:rsid="0020cf60" officeooo:paragraph-rsid="0020cf60"/>
    </style:style>
    <style:style style:name="P22" style:family="paragraph" style:parent-style-name="Text_20_body">
      <style:text-properties officeooo:rsid="00224f75" officeooo:paragraph-rsid="00224f75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fo:font-weight="bold" officeooo:rsid="0012884d" style:font-size-asian="28pt" style:font-weight-asian="bold" style:font-size-complex="28pt" style:font-weight-complex="bold"/>
    </style:style>
    <style:style style:name="T3" style:family="text">
      <style:text-properties officeooo:rsid="0013b973"/>
    </style:style>
    <style:style style:name="T4" style:family="text">
      <style:text-properties officeooo:rsid="0016ed2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24f75" style:font-style-asian="normal" style:font-style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pt" fo:country="BR"/>
    </style:style>
    <style:style style:name="T12" style:family="text"/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P2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P2"/>
      <text:p text:style-name="P2"/>
      <text:p text:style-name="P2"/>
      <text:p text:style-name="P2"><text:span text:style-name="T1">DOCUMENTAÇÃO </text:span><text:span text:style-name="T2">DO<text:line-break/></text:span><text:span text:style-name="T1">PROJETO LUMOS</text:span></text:p>
      <text:p text:style-name="Title"/>
      <text:p text:style-name="P5">ESTUDO DE CASO PARA O DESENVOLVIMENTO DE UM MENSAGEIRO</text:p>
      <text:p text:style-name="P2"/>
      <text:p text:style-name="P2"/>
      <text:p text:style-name="P2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P2"/>
      <text:p text:style-name="Title"/>
      <text:p text:style-name="P7">EQUIPE DE DESENVOLVIMENTO:</text:p>
      <text:p text:style-name="P6">DOUGLAS HENRIQUE DIONYSIO COSTA</text:p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P2"/>
      <text:p text:style-name="P2"/>
      <text:p text:style-name="P2"/>
      <text:p text:style-name="Title">VERSÃO UNICA</text:p>
      <text:p text:style-name="P2">202<text:span text:style-name="T3">4</text:span></text:p>
      <text:p text:style-name="P1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9"><text:a xlink:type="simple" xlink:href="#__RefHeading___Toc1092_2813290788" text:style-name="Index_20_Link" text:visited-style-name="Index_20_Link">1. Introdução.<text:tab/>3</text:a></text:p>
          <text:p text:style-name="P9"><text:a xlink:type="simple" xlink:href="#__RefHeading___Toc1098_2813290788" text:style-name="Index_20_Link" text:visited-style-name="Index_20_Link">2. Visão Geral do Projeto.<text:tab/>3</text:a></text:p>
          <text:p text:style-name="P10"><text:a xlink:type="simple" xlink:href="#__RefHeading___Toc10903_2813290788" text:style-name="Index_20_Link" text:visited-style-name="Index_20_Link"><text:s/>2.1 <text:s/>Frase do Elevador.<text:tab/>3</text:a></text:p>
          <text:p text:style-name="P10"><text:a xlink:type="simple" xlink:href="#__RefHeading___Toc10905_2813290788" text:style-name="Index_20_Link" text:visited-style-name="Index_20_Link"><text:s/>2.2 <text:s/>Modelo Canvas.<text:tab/>3</text:a></text:p>
          <text:p text:style-name="P9"><text:a xlink:type="simple" xlink:href="#__RefHeading___Toc1100_2813290788" text:style-name="Index_20_Link" text:visited-style-name="Index_20_Link">3. Escopo do Projeto.<text:tab/>3</text:a></text:p>
          <text:p text:style-name="P10"><text:a xlink:type="simple" xlink:href="#__RefHeading___Toc10907_2813290788" text:style-name="Index_20_Link" text:visited-style-name="Index_20_Link"><text:s/>3.1 <text:s/>Declaração de Escopo.<text:tab/>3</text:a></text:p>
          <text:p text:style-name="P9"><text:a xlink:type="simple" xlink:href="#__RefHeading___Toc1102_2813290788" text:style-name="Index_20_Link" text:visited-style-name="Index_20_Link">4. Requisitos.<text:tab/>3</text:a></text:p>
          <text:p text:style-name="P10"><text:a xlink:type="simple" xlink:href="#__RefHeading___Toc10909_2813290788" text:style-name="Index_20_Link" text:visited-style-name="Index_20_Link"><text:s/>4.1 <text:s/>Requisitos Funcionais.<text:tab/>3</text:a></text:p>
          <text:p text:style-name="P10"><text:a xlink:type="simple" xlink:href="#__RefHeading___Toc10911_2813290788" text:style-name="Index_20_Link" text:visited-style-name="Index_20_Link"><text:s/>4.2 <text:s/>Requisitos Não Funcionais.<text:tab/>3</text:a></text:p>
          <text:p text:style-name="P9"><text:a xlink:type="simple" xlink:href="#__RefHeading___Toc1104_2813290788" text:style-name="Index_20_Link" text:visited-style-name="Index_20_Link">5. Design e Arquitetura.<text:tab/>4</text:a></text:p>
          <text:p text:style-name="P10"><text:a xlink:type="simple" xlink:href="#__RefHeading___Toc10913_2813290788" text:style-name="Index_20_Link" text:visited-style-name="Index_20_Link"><text:s/>5.1 <text:s/>Arquitetura do Sistema.<text:tab/>4</text:a></text:p>
          <text:p text:style-name="P10"><text:a xlink:type="simple" xlink:href="#__RefHeading___Toc10915_2813290788" text:style-name="Index_20_Link" text:visited-style-name="Index_20_Link"><text:s/>5.2 <text:s/>Fluxos de Dados.<text:tab/>4</text:a></text:p>
          <text:p text:style-name="P10"><text:a xlink:type="simple" xlink:href="#__RefHeading___Toc10917_2813290788" text:style-name="Index_20_Link" text:visited-style-name="Index_20_Link"><text:s/>5.3 <text:s/>Interfaces do Usuário.<text:tab/>4</text:a></text:p>
          <text:p text:style-name="P9"><text:a xlink:type="simple" xlink:href="#__RefHeading___Toc1106_2813290788" text:style-name="Index_20_Link" text:visited-style-name="Index_20_Link">6. Desenvolvimento.<text:tab/>4</text:a></text:p>
          <text:p text:style-name="P10"><text:a xlink:type="simple" xlink:href="#__RefHeading___Toc10919_2813290788" text:style-name="Index_20_Link" text:visited-style-name="Index_20_Link"><text:s/>6.1 <text:s/>Linguagens e Tecnologias.<text:tab/>4</text:a></text:p>
          <text:p text:style-name="P10"><text:a xlink:type="simple" xlink:href="#__RefHeading___Toc10921_2813290788" text:style-name="Index_20_Link" text:visited-style-name="Index_20_Link"><text:s/>6.2 <text:s/>Configuração do Ambiente.<text:tab/>4</text:a></text:p>
          <text:p text:style-name="P9"><text:a xlink:type="simple" xlink:href="#__RefHeading___Toc1108_2813290788" text:style-name="Index_20_Link" text:visited-style-name="Index_20_Link">7. Testes.<text:tab/>4</text:a></text:p>
          <text:p text:style-name="P10"><text:a xlink:type="simple" xlink:href="#__RefHeading___Toc10923_2813290788" text:style-name="Index_20_Link" text:visited-style-name="Index_20_Link"><text:s/>7.1 <text:s/>Estratégia de Testes.<text:tab/>4</text:a></text:p>
          <text:p text:style-name="P9"><text:a xlink:type="simple" xlink:href="#__RefHeading___Toc1110_2813290788" text:style-name="Index_20_Link" text:visited-style-name="Index_20_Link">8. Sprints (Scrum).<text:tab/>4</text:a></text:p>
          <text:p text:style-name="P10"><text:a xlink:type="simple" xlink:href="#__RefHeading___Toc10925_2813290788" text:style-name="Index_20_Link" text:visited-style-name="Index_20_Link"><text:s/>8.1 <text:s/>Sprints Planejadas.<text:tab/>4</text:a></text:p>
          <text:p text:style-name="P10"><text:a xlink:type="simple" xlink:href="#__RefHeading___Toc10927_2813290788" text:style-name="Index_20_Link" text:visited-style-name="Index_20_Link"><text:s/>8.2 <text:s/>Retrospectiva.<text:tab/>5</text:a></text:p>
          <text:p text:style-name="P9"><text:a xlink:type="simple" xlink:href="#__RefHeading___Toc1112_2813290788" text:style-name="Index_20_Link" text:visited-style-name="Index_20_Link">9. Documentação Adicional.<text:tab/>5</text:a></text:p>
          <text:p text:style-name="P10"><text:a xlink:type="simple" xlink:href="#__RefHeading___Toc10929_2813290788" text:style-name="Index_20_Link" text:visited-style-name="Index_20_Link"><text:s/>9.1 <text:s/>Manuais do Usuário.<text:tab/>5</text:a></text:p>
          <text:p text:style-name="P10"><text:a xlink:type="simple" xlink:href="#__RefHeading___Toc10931_2813290788" text:style-name="Index_20_Link" text:visited-style-name="Index_20_Link"><text:s/>9.2 <text:s/>Guia de Instalação.<text:tab/>5</text:a></text:p>
          <text:p text:style-name="P9"><text:a xlink:type="simple" xlink:href="#__RefHeading___Toc10933_2813290788" text:style-name="Index_20_Link" text:visited-style-name="Index_20_Link">10. Conclusão.<text:tab/>5</text:a></text:p>
          <text:p text:style-name="P10"><text:a xlink:type="simple" xlink:href="#__RefHeading___Toc10935_2813290788" text:style-name="Index_20_Link" text:visited-style-name="Index_20_Link"><text:s/>10.1 <text:s/>Agradecimentos.<text:tab/>5</text:a></text:p>
          <text:p text:style-name="P10"><text:a xlink:type="simple" xlink:href="#__RefHeading___Toc10937_2813290788" text:style-name="Index_20_Link" text:visited-style-name="Index_20_Link"><text:s/>10.2 <text:s/>Próximos Passos.<text:tab/>5</text:a></text:p>
          <text:p text:style-name="P9"><text:a xlink:type="simple" xlink:href="#__RefHeading___Toc10939_2813290788" text:style-name="Index_20_Link" text:visited-style-name="Index_20_Link">11. Referências.<text:tab/>5</text:a></text:p>
        </text:index-body>
      </text:table-of-content>
      <text:h text:style-name="P15" text:outline-level="3"/>
      <text:h text:style-name="P11" text:outline-level="1"><text:bookmark-start text:name="__RefHeading___Toc1092_2813290788"/>Introdução.<text:bookmark-end text:name="__RefHeading___Toc1092_2813290788"/></text:h>
      <text:p text:style-name="Text_20_body"/>
      <text:p text:style-name="P8">Este documento detalha os objetivos e a metodologia de desenvolvimento adotada no decorrer do <text:span text:style-name="T5">Projeto Lumos</text:span>, oferecendo uma visão abrangente do percurso traçado para atingir suas metas.</text:p>
      <text:p text:style-name="P8">Em um contexto onde a complexidade compromete a qualidade das experiências dos usuários, a missão deste projeto é criar um protótipo de mensageiro, priorizando o estudo de bancos de dados e seus relacionamentos.</text:p>
      <text:p text:style-name="P8">Este projeto busca oferecer uma opção prática para quem quer uma experiência de trocas mensagens simples. Usando uma abordagem voltada para o usuário, buscando tornar a comunicação fácil e intuitiva.</text:p>
      <text:p text:style-name="P8"/>
      <text:h text:style-name="Heading_20_1" text:outline-level="1"><text:bookmark-start text:name="__RefHeading___Toc1098_2813290788"/>Visão Geral do Projeto.<text:bookmark-end text:name="__RefHeading___Toc1098_2813290788"/></text:h>
      <text:h text:style-name="P14" text:outline-level="2"><text:span text:style-name="Strong_20_Emphasis"><office:annotation loext:resolved="false"><dc:creator>Autor desconhecido</dc:creator><dc:date>2023-12-21T12:53:29.963959342</dc:date><text:p text:style-name="P23"><text:span text:style-name="T13">Seria interessante, se possível, essa parte possuir algumas citações bibliográficas que expliquem o que é a visão geral do projeto, como também a frase do elevador e o PM Canvas.</text:span></text:p></office:annotation></text:span></text:h>
      <text:h text:style-name="Heading_20_2" text:outline-level="2"><text:bookmark-start text:name="__RefHeading___Toc10903_2813290788"/><text:span text:style-name="Strong_20_Emphasis">Frase do Elevador.</text:span><text:bookmark-end text:name="__RefHeading___Toc10903_2813290788"/></text:h>
      <text:p text:style-name="Text_20_body"/>
      <text:p text:style-name="P4"><text:span text:style-name="T4">O Projeto</text:span> Lumos <text:span text:style-name="T5">é</text:span> um mensageiro inovador <text:span text:style-name="T5">que visa</text:span> proporcionar uma experiência de comunicação envolvente e segura. <text:span text:style-name="T5">Com</text:span> recursos intuitivos e foco na privacidade, é a ferramenta ideal para conectar pessoas de forma eficiente e inspiradora.</text:p>
      <text:h text:style-name="P14" text:outline-level="2"><text:span text:style-name="Strong_20_Emphasis"/></text:h>
      <text:h text:style-name="Heading_20_2" text:outline-level="2"><text:bookmark-start text:name="__RefHeading___Toc10905_2813290788"/><text:span text:style-name="Strong_20_Emphasis">Modelo Canvas.</text:span><text:bookmark-end text:name="__RefHeading___Toc10905_2813290788"/></text:h>
      <text:p text:style-name="Text_20_body"/>
      <text:p text:style-name="P17">Com base na frase do elevador mostrada no tópico anterior, na Figura <office:annotation office:name="__Annotation__602_1392942728" loext:resolved="false"><dc:creator>Autor desconhecido</dc:creator><dc:date>2023-12-21T12:58:19.333398611</dc:date><text:p text:style-name="P23"><text:span text:style-name="T13">Não esquecer de fazer e acrescentar o Project Model Canvas.</text:span></text:p></office:annotation>X<office:annotation-end office:name="__Annotation__602_1392942728"/> a seguir é possível ver o <text:span text:style-name="T6">project model canvas</text:span><text:span text:style-name="T7"> do projeto.</text:span></text:p>
      <text:p text:style-name="P8"/>
      <text:h text:style-name="P16" text:outline-level="3">Segmento de Clientes.</text:h>
      <text:p text:style-name="P19"/>
      <text:p text:style-name="P21">Podemos destacar como potenciais <text:span text:style-name="T10">stakeholder</text:span><text:span text:style-name="T7"> do projeto, estudantes da área da Tecnologia da Informação </text:span><text:span text:style-name="T8">(</text:span><text:span text:style-name="T7">TI</text:span><text:span text:style-name="T8">)</text:span><text:span text:style-name="T7"> que busquem referência de projetos dessa natureza, como também profissionais da área, usuários convencionais de mensageiros e a equipe desse projeto que trabalha em prol do conhecimento.</text:span></text:p>
      <text:p text:style-name="P21"><text:span text:style-name="T7"/></text:p>
      <text:h text:style-name="P16" text:outline-level="3">Proposta de Valor.</text:h>
      <text:p text:style-name="P19"/>
      <text:p text:style-name="P22">O projeto Lumos tem como proposta valor o desenvolvimento de um mensageiro simples e intuitivo.</text:p>
      <text:p text:style-name="P19"/>
      <text:h text:style-name="P16" text:outline-level="3">Canais.</text:h>
      <text:p text:style-name="P19"/>
      <text:p text:style-name="P22"><text:span text:style-name="T9"/></text:p>
      <text:p text:style-name="P19"/>
      <text:h text:style-name="P16" text:outline-level="3">Relacionamento com o Cliente.</text:h>
      <text:p text:style-name="P19"/>
      <text:p text:style-name="P19"><text:soft-page-break/></text:p>
      <text:p text:style-name="P19"/>
      <text:h text:style-name="P16" text:outline-level="3">Fontes de Receita.</text:h>
      <text:h text:style-name="P16" text:outline-level="3">Recursos-Chave.</text:h>
      <text:h text:style-name="P16" text:outline-level="3">Atividades-Chave.</text:h>
      <text:h text:style-name="P16" text:outline-level="3">Parcerias-Chave.</text:h>
      <text:h text:style-name="P16" text:outline-level="3">Custos.</text:h>
      <text:p text:style-name="P17"/>
      <text:p text:style-name="Text_20_body"/>
      <text:h text:style-name="Heading_20_1" text:outline-level="1"><text:bookmark-start text:name="__RefHeading___Toc1100_2813290788"/>Escopo do Projeto.<text:bookmark-end text:name="__RefHeading___Toc1100_2813290788"/></text:h>
      <text:h text:style-name="P14" text:outline-level="2"><text:span text:style-name="Strong_20_Emphasis"/></text:h>
      <text:h text:style-name="Heading_20_2" text:outline-level="2"><text:bookmark-start text:name="__RefHeading___Toc10907_2813290788"/><text:span text:style-name="Strong_20_Emphasis">Declaração de Escopo.</text:span><text:bookmark-end text:name="__RefHeading___Toc10907_2813290788"/></text:h>
      <text:p text:style-name="Text_20_body"/>
      <text:p text:style-name="Text_20_body">Reforço da declaração de escopo, delineando claramente o que o Project Lumos abrange e o que não abrange.</text:p>
      <text:h text:style-name="P12" text:outline-level="1"/>
      <text:p text:style-name="P20"/>
      <text:h text:style-name="Heading_20_1" text:outline-level="1"><text:bookmark-start text:name="__RefHeading___Toc1102_2813290788"/>Requisitos.<text:bookmark-end text:name="__RefHeading___Toc1102_2813290788"/></text:h>
      <text:h text:style-name="P14" text:outline-level="2"><text:span text:style-name="Strong_20_Emphasis"/></text:h>
      <text:h text:style-name="Heading_20_2" text:outline-level="2"><text:bookmark-start text:name="__RefHeading___Toc10909_2813290788"/><text:span text:style-name="Strong_20_Emphasis">Requisitos Funcionais.</text:span><text:bookmark-end text:name="__RefHeading___Toc10909_2813290788"/></text:h>
      <text:p text:style-name="Text_20_body"/>
      <text:p text:style-name="Text_20_body">Detalhes sobre as funcionalidades específicas que o Project Lumos deve ter.</text:p>
      <text:h text:style-name="P14" text:outline-level="2"><text:span text:style-name="Strong_20_Emphasis"/></text:h>
      <text:h text:style-name="Heading_20_2" text:outline-level="2"><text:bookmark-start text:name="__RefHeading___Toc10911_2813290788"/><text:span text:style-name="Strong_20_Emphasis">Requisitos Não Funcionais.</text:span><text:bookmark-end text:name="__RefHeading___Toc10911_2813290788"/></text:h>
      <text:p text:style-name="Text_20_body"/>
      <text:p text:style-name="Text_20_body">Aspectos como desempenho, segurança, usabilidade e outros requisitos não diretamente ligados às funcionalidades.</text:p>
      <text:h text:style-name="P13" text:outline-level="1"/>
      <text:h text:style-name="Heading_20_1" text:outline-level="1"><text:bookmark-start text:name="__RefHeading___Toc1104_2813290788"/>Design e Arquitetura.<text:bookmark-end text:name="__RefHeading___Toc1104_2813290788"/></text:h>
      <text:h text:style-name="P14" text:outline-level="2"><text:span text:style-name="Strong_20_Emphasis"/></text:h>
      <text:h text:style-name="Heading_20_2" text:outline-level="2"><text:bookmark-start text:name="__RefHeading___Toc10913_2813290788"/><text:span text:style-name="Strong_20_Emphasis">Arquitetura do Sistema.</text:span><text:bookmark-end text:name="__RefHeading___Toc10913_2813290788"/></text:h>
      <text:p text:style-name="Text_20_body"/>
      <text:p text:style-name="Text_20_body">Diagramas e descrições sobre como os componentes do sistema interagem.</text:p>
      <text:h text:style-name="P14" text:outline-level="2"><text:span text:style-name="Strong_20_Emphasis"/></text:h>
      <text:h text:style-name="Heading_20_2" text:outline-level="2"><text:bookmark-start text:name="__RefHeading___Toc10915_2813290788"/><text:span text:style-name="Strong_20_Emphasis">Fluxos de Dados.</text:span><text:bookmark-end text:name="__RefHeading___Toc10915_2813290788"/></text:h>
      <text:p text:style-name="Text_20_body"/>
      <text:p text:style-name="Text_20_body">Representação visual ou descrição textual dos principais fluxos de dados no sistema.</text:p>
      <text:h text:style-name="P14" text:outline-level="2"><text:span text:style-name="Strong_20_Emphasis"/></text:h>
      <text:h text:style-name="Heading_20_2" text:outline-level="2"><text:bookmark-start text:name="__RefHeading___Toc10917_2813290788"/><text:span text:style-name="Strong_20_Emphasis">Interfaces do Usuário.</text:span><text:bookmark-end text:name="__RefHeading___Toc10917_2813290788"/></text:h>
      <text:p text:style-name="Text_20_body"/>
      <text:p text:style-name="Text_20_body">Descrição e, se possível, protótipos ou imagens da interface do usuário.</text:p>
      <text:h text:style-name="P12" text:outline-level="1"><text:soft-page-break/></text:h>
      <text:h text:style-name="Heading_20_1" text:outline-level="1"><text:bookmark-start text:name="__RefHeading___Toc1106_2813290788"/>Desenvolvimento.<text:bookmark-end text:name="__RefHeading___Toc1106_2813290788"/></text:h>
      <text:h text:style-name="P14" text:outline-level="2"><text:span text:style-name="Strong_20_Emphasis"/></text:h>
      <text:h text:style-name="Heading_20_2" text:outline-level="2"><text:bookmark-start text:name="__RefHeading___Toc10919_2813290788"/><text:span text:style-name="Strong_20_Emphasis">Linguagens e Tecnologias.</text:span><text:bookmark-end text:name="__RefHeading___Toc10919_2813290788"/></text:h>
      <text:p text:style-name="Text_20_body"/>
      <text:p text:style-name="Text_20_body">Lista das linguagens de programação, frameworks e outras tecnologias usadas no desenvolvimento.</text:p>
      <text:h text:style-name="P14" text:outline-level="2"><text:span text:style-name="Strong_20_Emphasis"/></text:h>
      <text:h text:style-name="Heading_20_2" text:outline-level="2"><text:bookmark-start text:name="__RefHeading___Toc10921_2813290788"/><text:span text:style-name="Strong_20_Emphasis">Configuração do Ambiente.</text:span><text:bookmark-end text:name="__RefHeading___Toc10921_2813290788"/></text:h>
      <text:p text:style-name="Text_20_body"/>
      <text:p text:style-name="Text_20_body">Instruções sobre como configurar o ambiente de desenvolvimento.</text:p>
      <text:h text:style-name="P12" text:outline-level="1"/>
      <text:h text:style-name="Heading_20_1" text:outline-level="1"><text:bookmark-start text:name="__RefHeading___Toc1108_2813290788"/>Testes.<text:bookmark-end text:name="__RefHeading___Toc1108_2813290788"/></text:h>
      <text:h text:style-name="P14" text:outline-level="2"><text:span text:style-name="Strong_20_Emphasis"/></text:h>
      <text:h text:style-name="Heading_20_2" text:outline-level="2"><text:bookmark-start text:name="__RefHeading___Toc10923_2813290788"/><text:span text:style-name="Strong_20_Emphasis">Estratégia de Testes.</text:span><text:bookmark-end text:name="__RefHeading___Toc10923_2813290788"/></text:h>
      <text:p text:style-name="Text_20_body"/>
      <text:p text:style-name="Text_20_body">Descrição da abordagem geral para testes, incluindo testes unitários, testes de integração e testes de aceitação.</text:p>
      <text:h text:style-name="P12" text:outline-level="1"/>
      <text:h text:style-name="Heading_20_1" text:outline-level="1"><text:bookmark-start text:name="__RefHeading___Toc1110_2813290788"/>Sprints (Scrum).<text:bookmark-end text:name="__RefHeading___Toc1110_2813290788"/></text:h>
      <text:h text:style-name="P14" text:outline-level="2"><text:span text:style-name="Strong_20_Emphasis"/></text:h>
      <text:h text:style-name="Heading_20_2" text:outline-level="2"><text:bookmark-start text:name="__RefHeading___Toc10925_2813290788"/><text:span text:style-name="Strong_20_Emphasis">Sprints Planejadas.</text:span><text:bookmark-end text:name="__RefHeading___Toc10925_2813290788"/></text:h>
      <text:p text:style-name="Text_20_body"/>
      <text:p text:style-name="Text_20_body">Descrição das sprints planejadas, com as metas específicas de cada uma.</text:p>
      <text:h text:style-name="P14" text:outline-level="2"><text:span text:style-name="Strong_20_Emphasis"/></text:h>
      <text:h text:style-name="Heading_20_2" text:outline-level="2"><text:bookmark-start text:name="__RefHeading___Toc10927_2813290788"/><text:span text:style-name="Strong_20_Emphasis">Retrospectiva.</text:span><text:bookmark-end text:name="__RefHeading___Toc10927_2813290788"/></text:h>
      <text:p text:style-name="Text_20_body"/>
      <text:p text:style-name="Text_20_body">Espaço para reflexões e melhorias após cada sprint.</text:p>
      <text:h text:style-name="P12" text:outline-level="1"/>
      <text:h text:style-name="Heading_20_1" text:outline-level="1"><text:bookmark-start text:name="__RefHeading___Toc1112_2813290788"/>Documentação Adicional.<text:bookmark-end text:name="__RefHeading___Toc1112_2813290788"/></text:h>
      <text:h text:style-name="P14" text:outline-level="2"><text:span text:style-name="Strong_20_Emphasis"/></text:h>
      <text:h text:style-name="Heading_20_2" text:outline-level="2"><text:bookmark-start text:name="__RefHeading___Toc10929_2813290788"/><text:span text:style-name="Strong_20_Emphasis">Manuais do Usuário.</text:span><text:bookmark-end text:name="__RefHeading___Toc10929_2813290788"/></text:h>
      <text:p text:style-name="Text_20_body"/>
      <text:p text:style-name="Text_20_body">Manuais detalhados para usuários finais.</text:p>
      <text:h text:style-name="P14" text:outline-level="2"><text:span text:style-name="Strong_20_Emphasis"/></text:h>
      <text:h text:style-name="Heading_20_2" text:outline-level="2"><text:bookmark-start text:name="__RefHeading___Toc10931_2813290788"/><text:span text:style-name="Strong_20_Emphasis">Guia de Instalação.</text:span><text:bookmark-end text:name="__RefHeading___Toc10931_2813290788"/></text:h>
      <text:p text:style-name="Text_20_body"><text:span text:style-name="Strong_20_Emphasis"/></text:p>
      <text:p text:style-name="P3">Instruções para instalação do mensageiro.</text:p>
      <text:p text:style-name="P3"/>
      <text:h text:style-name="Heading_20_1" text:outline-level="1"><text:bookmark-start text:name="__RefHeading___Toc10933_2813290788"/>Conclusão.<text:bookmark-end text:name="__RefHeading___Toc10933_2813290788"/></text:h>
      <text:p text:style-name="Text_20_body"/>
      <text:h text:style-name="Heading_20_2" text:outline-level="2"><text:bookmark-start text:name="__RefHeading___Toc10935_2813290788"/><text:soft-page-break/><text:span text:style-name="Strong_20_Emphasis">Agradecimentos.</text:span><text:bookmark-end text:name="__RefHeading___Toc10935_2813290788"/></text:h>
      <text:p text:style-name="Text_20_body"><text:span text:style-name="Strong_20_Emphasis"/></text:p>
      <text:p text:style-name="Text_20_body">Reconhecimento à equipe de desenvolvimento, contribuidores, mentores ou qualquer pessoa que tenha desempenhado um papel importante.</text:p>
      <text:p text:style-name="Text_20_body"/>
      <text:h text:style-name="Heading_20_2" text:outline-level="2"><text:bookmark-start text:name="__RefHeading___Toc10937_2813290788"/><text:span text:style-name="Strong_20_Emphasis">Próximos Passos.</text:span><text:bookmark-end text:name="__RefHeading___Toc10937_2813290788"/></text:h>
      <text:p text:style-name="Text_20_body"><text:span text:style-name="Strong_20_Emphasis"/></text:p>
      <text:p text:style-name="Text_20_body">Se aplicável, mencione futuras atualizações ou desenvolvimentos planejados.</text:p>
      <text:p text:style-name="Text_20_body"/>
      <text:h text:style-name="Heading_20_1" text:outline-level="1"><text:bookmark-start text:name="__RefHeading___Toc10939_2813290788"/><text:span text:style-name="Strong_20_Emphasis">Referências.</text:span><text:bookmark-end text:name="__RefHeading___Toc10939_2813290788"/></text:h>
      <text:p text:style-name="Text_20_body"><text:span text:style-name="Strong_20_Emphasis"/></text:p>
      <text:p text:style-name="P3">Links ou citações de recursos importantes utilizados durante o desenvolviment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true" style:page-number="auto"/>
      <style:text-properties style:font-name="Arial3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Text_20_body" style:next-style-name="Text_20_body" style:class="chapter" style:master-page-name="">
      <style:paragraph-properties fo:margin-top="0cm" fo:margin-bottom="0cm" style:contextual-spacing="false" fo:line-height="100%" fo:text-align="center" style:justify-single-word="false" style:page-number="auto">
        <style:tab-stops/>
      </style:paragraph-properties>
      <style:text-properties style:font-name="Arial1" fo:font-family="Arial" style:font-style-name="Itálico" style:font-family-generic="swiss" style:font-pitch="variable" fo:font-size="12pt" fo:font-style="normal" fo:font-weight="normal" style:font-size-asian="28pt" style:font-weight-asian="bold" style:font-size-complex="28pt" style:font-weight-complex="bold"/>
    </style:style>
    <style:style style:name="Heading_20_1" style:display-name="Heading 1" style:family="paragraph" style:parent-style-name="Heading_20_3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style:font-name="Arial2" fo:font-family="Arial" style:font-style-name="Negrito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>
        <style:tab-stops/>
      </style:paragraph-properties>
      <style:text-properties style:font-name="Arial2" fo:font-family="Arial" style:font-style-name="Negrito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cm" style:contextual-spacing="false"/>
      <style:text-properties style:font-name="Arial2" fo:font-family="Arial" style:font-style-name="Negrito" style:font-family-generic="swiss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order-top="0.06pt solid #000000" fo:border-bottom="0.06pt solid #000000" fo:border-left="none" fo:border-right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7:42:16.048407474</meta:creation-date>
    <dc:date>2023-12-21T18:32:10.335293580</dc:date>
    <meta:editing-duration>P1DT5H3M35S</meta:editing-duration>
    <meta:editing-cycles>12</meta:editing-cycles>
    <meta:generator>LibreOffice/7.4.7.2$Linux_AARCH64 LibreOffice_project/40$Build-2</meta:generator>
    <meta:document-statistic meta:table-count="0" meta:image-count="0" meta:object-count="0" meta:page-count="6" meta:paragraph-count="96" meta:word-count="642" meta:character-count="4315" meta:non-whitespace-character-count="3719"/>
  </office:meta>
</office:document-meta>
</file>